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41.13mm"/>
    </style:style>
    <style:style style:name="co3" style:family="table-column">
      <style:table-column-properties fo:break-before="auto" style:column-width="53.82mm"/>
    </style:style>
    <style:style style:name="co4" style:family="table-column">
      <style:table-column-properties fo:break-before="auto" style:column-width="55.1mm"/>
    </style:style>
    <style:style style:name="co5" style:family="table-column">
      <style:table-column-properties fo:break-before="auto" style:column-width="52.78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48.95mm"/>
    </style:style>
    <style:style style:name="co9" style:family="table-column">
      <style:table-column-properties fo:break-before="auto" style:column-width="55.54mm"/>
    </style:style>
    <style:style style:name="co10" style:family="table-column">
      <style:table-column-properties fo:break-before="auto" style:column-width="50.09mm"/>
    </style:style>
    <style:style style:name="co11" style:family="table-column">
      <style:table-column-properties fo:break-before="auto" style:column-width="44.38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1017" table:default-cell-style-name="ce1"/>
        <table:table-row table:style-name="ro3">
          <table:table-cell/>
          <table:table-cell office:value-type="string" calcext:value-type="string">
            <text:p>Zprime 1500</text:p>
          </table:table-cell>
          <table:table-cell office:value-type="string" calcext:value-type="string">
            <text:p>Zprime 2000</text:p>
          </table:table-cell>
          <table:table-cell office:value-type="string" calcext:value-type="string">
            <text:p>Zprime 2500</text:p>
          </table:table-cell>
          <table:table-cell office:value-type="string" calcext:value-type="string">
            <text:p>Dye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ttb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fficiency</text:p>
          </table:table-cell>
          <table:table-cell office:value-type="string" calcext:value-type="string">
            <text:p>$96.7498\pm0.0886663$ &amp; </text:p>
          </table:table-cell>
          <table:table-cell table:style-name="ce3" office:value-type="string" calcext:value-type="string">
            <text:p>$97.335\pm0.0805292$ &amp; </text:p>
          </table:table-cell>
          <table:table-cell table:style-name="ce3" office:value-type="string" calcext:value-type="string">
            <text:p>$97.432\pm0.0792894$ &amp; </text:p>
          </table:table-cell>
          <table:table-cell office:value-type="string" calcext:value-type="string">
            <text:p>85.8651+-1.19663%</text:p>
          </table:table-cell>
          <table:table-cell table:style-name="ce3" office:value-type="string" calcext:value-type="string">
            <text:p>$83.6094\pm0.100032$ &amp; </text:p>
          </table:table-cell>
          <table:table-cell table:style-name="ce3" office:value-type="string" calcext:value-type="string">
            <text:p>$99.511\pm0.0220592$ &amp; </text:p>
          </table:table-cell>
          <table:table-cell table:number-columns-repeated="1010"/>
          <table:table-cell table:style-name="Default" table:number-columns-repeated="7"/>
        </table:table-row>
        <table:table-row table:style-name="ro3">
          <table:table-cell office:value-type="string" calcext:value-type="string">
            <text:p>Et</text:p>
          </table:table-cell>
          <table:table-cell office:value-type="string" calcext:value-type="string">
            <text:p>$79.529\pm0.20175$ &amp; </text:p>
          </table:table-cell>
          <table:table-cell table:style-name="ce3" office:value-type="string" calcext:value-type="string">
            <text:p>$82.92\pm0.188167$ &amp; </text:p>
          </table:table-cell>
          <table:table-cell table:style-name="ce3" office:value-type="string" calcext:value-type="string">
            <text:p>$84.8636\pm0.179656$ &amp; </text:p>
          </table:table-cell>
          <table:table-cell office:value-type="string" calcext:value-type="string">
            <text:p>0.290267+-0.00218413%</text:p>
          </table:table-cell>
          <table:table-cell table:style-name="ce3" office:value-type="string" calcext:value-type="string">
            <text:p>$0.0225065\pm0.00376016$ &amp; </text:p>
          </table:table-cell>
          <table:table-cell table:style-name="ce3" office:value-type="string" calcext:value-type="string">
            <text:p>$0.101\pm0.0100448$ &amp; </text:p>
          </table:table-cell>
          <table:table-cell table:number-columns-repeated="1010"/>
          <table:table-cell table:style-name="Default" table:number-columns-repeated="7"/>
        </table:table-row>
        <table:table-row table:style-name="ro3">
          <table:table-cell office:value-type="string" calcext:value-type="string">
            <text:p>E/P</text:p>
          </table:table-cell>
          <table:table-cell office:value-type="string" calcext:value-type="string">
            <text:p>$78.4739\pm0.205507$ &amp; </text:p>
          </table:table-cell>
          <table:table-cell office:value-type="string" calcext:value-type="string">
            <text:p>$82.11\pm0.191634$ &amp; </text:p>
          </table:table-cell>
          <table:table-cell office:value-type="string" calcext:value-type="string">
            <text:p>$84.0595\pm0.183491$ &amp; </text:p>
          </table:table-cell>
          <table:table-cell office:value-type="string" calcext:value-type="string">
            <text:p>0.252911+-0.00193221%</text:p>
          </table:table-cell>
          <table:table-cell office:value-type="string" calcext:value-type="string">
            <text:p>$0.00645824\pm0.00178966$ &amp; </text:p>
          </table:table-cell>
          <table:table-cell office:value-type="string" calcext:value-type="string">
            <text:p>$0.012\pm0.00346389$ &amp; </text:p>
          </table:table-cell>
          <table:table-cell table:number-columns-repeated="1010"/>
          <table:table-cell table:style-name="Default" table:number-columns-repeated="7"/>
        </table:table-row>
        <table:table-row table:style-name="ro3">
          <table:table-cell office:value-type="string" calcext:value-type="string">
            <text:p>Reta</text:p>
          </table:table-cell>
          <table:table-cell office:value-type="string" calcext:value-type="string">
            <text:p>$71.4236\pm0.225894$ &amp; </text:p>
          </table:table-cell>
          <table:table-cell office:value-type="string" calcext:value-type="string">
            <text:p>$74.95\pm0.21665$ &amp; </text:p>
          </table:table-cell>
          <table:table-cell office:value-type="string" calcext:value-type="string">
            <text:p>$77.2953\pm0.209992$ &amp; </text:p>
          </table:table-cell>
          <table:table-cell office:value-type="string" calcext:value-type="string">
            <text:p>0.229548+-0.00173864%</text:p>
          </table:table-cell>
          <table:table-cell office:value-type="string" calcext:value-type="string">
            <text:p>$0.00158361\pm0.000530911$ &amp; </text:p>
          </table:table-cell>
          <table:table-cell office:value-type="string" calcext:value-type="string">
            <text:p>$0.002\pm0.0014142$ &amp; </text:p>
          </table:table-cell>
          <table:table-cell table:number-columns-repeated="1010"/>
          <table:table-cell table:style-name="Default" table:number-columns-repeated="7"/>
        </table:table-row>
        <table:table-row table:style-name="ro3">
          <table:table-cell office:value-type="string" calcext:value-type="string">
            <text:p>Rphi</text:p>
          </table:table-cell>
          <table:table-cell office:value-type="string" calcext:value-type="string">
            <text:p>$56.9928\pm0.247549$ &amp; </text:p>
          </table:table-cell>
          <table:table-cell table:style-name="Default" office:value-type="string" calcext:value-type="string">
            <text:p>$62.355\pm0.242247$ &amp; </text:p>
          </table:table-cell>
          <table:table-cell table:style-name="Default" office:value-type="string" calcext:value-type="string">
            <text:p>$65.8676\pm0.237678$ &amp; </text:p>
          </table:table-cell>
          <table:table-cell office:value-type="string" calcext:value-type="string">
            <text:p>0.14851+-0.00134767%</text:p>
          </table:table-cell>
          <table:table-cell table:style-name="Default" office:value-type="string" calcext:value-type="string">
            <text:p>$0.000731883\pm0.000331006$ &amp; </text:p>
          </table:table-cell>
          <table:table-cell table:style-name="Default" office:value-type="string" calcext:value-type="string">
            <text:p>$0.002\pm0.0014142$ &amp; </text:p>
          </table:table-cell>
          <table:table-cell table:number-columns-repeated="1010"/>
          <table:table-cell table:style-name="Default" table:number-columns-repeated="7"/>
        </table:table-row>
        <table:table-row table:style-name="ro3">
          <table:table-cell office:value-type="string" calcext:value-type="string">
            <text:p>Weta2</text:p>
          </table:table-cell>
          <table:table-cell office:value-type="string" calcext:value-type="string">
            <text:p>$54.5277\pm0.248979$ &amp; </text:p>
          </table:table-cell>
          <table:table-cell table:style-name="Default" office:value-type="string" calcext:value-type="string">
            <text:p>$60.245\pm0.244696$ &amp; </text:p>
          </table:table-cell>
          <table:table-cell table:style-name="Default" office:value-type="string" calcext:value-type="string">
            <text:p>$63.6112\pm0.241168$ &amp; </text:p>
          </table:table-cell>
          <table:table-cell office:value-type="string" calcext:value-type="string">
            <text:p>0.141549+-0.00132043%</text:p>
          </table:table-cell>
          <table:table-cell table:style-name="Default" office:value-type="string" calcext:value-type="string">
            <text:p>$0.000459026\pm0.00018739$ &amp; </text:p>
          </table:table-cell>
          <table:table-cell table:style-name="Default" office:value-type="string" calcext:value-type="string">
            <text:p>$0.002\pm0.0014142$ &amp; 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Without loose, or event selec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Zprime 1500</text:p>
          </table:table-cell>
          <table:table-cell office:value-type="string" calcext:value-type="string">
            <text:p>Zprime 2000</text:p>
          </table:table-cell>
          <table:table-cell office:value-type="string" calcext:value-type="string">
            <text:p>Zprime 2500</text:p>
          </table:table-cell>
          <table:table-cell office:value-type="string" calcext:value-type="string">
            <text:p>Dye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ttba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Acceptance &amp;</text:p>
          </table:table-cell>
          <table:table-cell office:value-type="string" calcext:value-type="string">
            <text:p>$96.7498\pm0.0886663$ &amp; </text:p>
          </table:table-cell>
          <table:table-cell table:style-name="ce3" office:value-type="string" calcext:value-type="string">
            <text:p>$97.335\pm0.0805292$ &amp; </text:p>
          </table:table-cell>
          <table:table-cell table:style-name="ce3" office:value-type="string" calcext:value-type="string">
            <text:p>$97.432\pm0.0792894$ &amp; </text:p>
          </table:table-cell>
          <table:table-cell table:style-name="Default" office:value-type="string" calcext:value-type="string">
            <text:p>$85.8651\pm0.448986$ &amp; </text:p>
          </table:table-cell>
          <table:table-cell table:style-name="ce3" office:value-type="string" calcext:value-type="string">
            <text:p>$83.6094\pm0.100032$ &amp; </text:p>
          </table:table-cell>
          <table:table-cell table:style-name="ce3" office:value-type="string" calcext:value-type="string">
            <text:p>$99.511\pm0.0220592$ &amp; 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3" office:value-type="string" calcext:value-type="string">
            <text:p>Invariant Mass &amp;</text:p>
          </table:table-cell>
          <table:table-cell office:value-type="string" calcext:value-type="string">
            <text:p>$90.6595\pm0.145503$ &amp; </text:p>
          </table:table-cell>
          <table:table-cell table:style-name="ce3" office:value-type="string" calcext:value-type="string">
            <text:p>$92.38\pm0.132659$ &amp; </text:p>
          </table:table-cell>
          <table:table-cell table:style-name="ce3" office:value-type="string" calcext:value-type="string">
            <text:p>$93.1203\pm0.126875$ &amp; </text:p>
          </table:table-cell>
          <table:table-cell table:style-name="Default" office:value-type="string" calcext:value-type="string">
            <text:p>$54.7946\pm0.644288$ &amp; </text:p>
          </table:table-cell>
          <table:table-cell table:style-name="ce3" office:value-type="string" calcext:value-type="string">
            <text:p>$10.7031\pm0.0772975$ &amp; </text:p>
          </table:table-cell>
          <table:table-cell table:style-name="ce3" office:value-type="string" calcext:value-type="string">
            <text:p>$18.544\pm0.122903$ &amp; 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string" calcext:value-type="string">
            <text:p>$P_T$ &amp;</text:p>
          </table:table-cell>
          <table:table-cell office:value-type="string" calcext:value-type="string">
            <text:p>$84.7292\pm0.179857$ &amp; </text:p>
          </table:table-cell>
          <table:table-cell office:value-type="string" calcext:value-type="string">
            <text:p>$86.115\pm0.172895$ &amp; </text:p>
          </table:table-cell>
          <table:table-cell office:value-type="string" calcext:value-type="string">
            <text:p>$87.1551\pm0.167718$ &amp; </text:p>
          </table:table-cell>
          <table:table-cell table:style-name="Default" office:value-type="string" calcext:value-type="string">
            <text:p>$47.4489\pm0.642328$ &amp; </text:p>
          </table:table-cell>
          <table:table-cell office:value-type="string" calcext:value-type="string">
            <text:p>$5.2361\pm0.0538185$ &amp; </text:p>
          </table:table-cell>
          <table:table-cell office:value-type="string" calcext:value-type="string">
            <text:p>$12.438\pm0.10436$ &amp; 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string" calcext:value-type="string">
            <text:p>Charge &amp;</text:p>
          </table:table-cell>
          <table:table-cell office:value-type="string" calcext:value-type="string">
            <text:p>$84.7292\pm0.179857$ &amp; </text:p>
          </table:table-cell>
          <table:table-cell office:value-type="string" calcext:value-type="string">
            <text:p>$86.115\pm0.172895$ &amp; </text:p>
          </table:table-cell>
          <table:table-cell office:value-type="string" calcext:value-type="string">
            <text:p>$87.1551\pm0.167718$ &amp; </text:p>
          </table:table-cell>
          <table:table-cell table:style-name="Default" office:value-type="string" calcext:value-type="string">
            <text:p>$47.4489\pm0.642328$ &amp; </text:p>
          </table:table-cell>
          <table:table-cell office:value-type="string" calcext:value-type="string">
            <text:p>$5.2361\pm0.0538185$ &amp; </text:p>
          </table:table-cell>
          <table:table-cell office:value-type="string" calcext:value-type="string">
            <text:p>$12.438\pm0.10436$ &amp; 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string" calcext:value-type="string">
            <text:p>Loose &amp;</text:p>
          </table:table-cell>
          <table:table-cell office:value-type="string" calcext:value-type="string">
            <text:p>$78.2714\pm0.206205$ &amp; </text:p>
          </table:table-cell>
          <table:table-cell table:style-name="Default" office:value-type="string" calcext:value-type="string">
            <text:p>$79.2775\pm0.202659$ &amp; </text:p>
          </table:table-cell>
          <table:table-cell table:style-name="Default" office:value-type="string" calcext:value-type="string">
            <text:p>$79.7176\pm0.201561$ &amp; </text:p>
          </table:table-cell>
          <table:table-cell table:style-name="Default" office:value-type="string" calcext:value-type="string">
            <text:p>$42.0474\pm0.631531$ &amp; </text:p>
          </table:table-cell>
          <table:table-cell table:style-name="Default" office:value-type="string" calcext:value-type="string">
            <text:p>$1.82731\pm0.0271613$ &amp; </text:p>
          </table:table-cell>
          <table:table-cell table:style-name="Default" office:value-type="string" calcext:value-type="string">
            <text:p>$0.615\pm0.0247228$ &amp; 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string" calcext:value-type="string">
            <text:p>Medium &amp;</text:p>
          </table:table-cell>
          <table:table-cell office:value-type="string" calcext:value-type="string">
            <text:p>$74.3837\pm0.218262$ &amp; </text:p>
          </table:table-cell>
          <table:table-cell table:style-name="Default" office:value-type="string" calcext:value-type="string">
            <text:p>$74.9975\pm0.216514$ &amp; </text:p>
          </table:table-cell>
          <table:table-cell table:style-name="Default" office:value-type="string" calcext:value-type="string">
            <text:p>$75.6973\pm0.214999$ &amp; </text:p>
          </table:table-cell>
          <table:table-cell table:style-name="Default" office:value-type="string" calcext:value-type="string">
            <text:p>$38.4023\pm0.619254$ &amp; </text:p>
          </table:table-cell>
          <table:table-cell table:style-name="Default" office:value-type="string" calcext:value-type="string">
            <text:p>$1.57506\pm0.0247491$ &amp; </text:p>
          </table:table-cell>
          <table:table-cell table:style-name="Default" office:value-type="string" calcext:value-type="string">
            <text:p>$0.466\pm0.0215367$ &amp; 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string" calcext:value-type="string">
            <text:p>Tight &amp;</text:p>
          </table:table-cell>
          <table:table-cell office:value-type="string" calcext:value-type="string">
            <text:p>$65.0783\pm0.238367$ &amp; </text:p>
          </table:table-cell>
          <table:table-cell table:style-name="Default" office:value-type="string" calcext:value-type="string">
            <text:p>$65.91\pm0.237006$ &amp; </text:p>
          </table:table-cell>
          <table:table-cell table:style-name="Default" office:value-type="string" calcext:value-type="string">
            <text:p>$66.2797\pm0.236977$ &amp; </text:p>
          </table:table-cell>
          <table:table-cell table:style-name="Default" office:value-type="string" calcext:value-type="string">
            <text:p>$30.1236\pm0.578349$ &amp; </text:p>
          </table:table-cell>
          <table:table-cell table:style-name="Default" office:value-type="string" calcext:value-type="string">
            <text:p>$1.18213\pm0.0212969$ &amp; </text:p>
          </table:table-cell>
          <table:table-cell table:style-name="Default" office:value-type="string" calcext:value-type="string">
            <text:p>$0.348\pm0.0186223$ &amp; 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>
            <text:p>Efficiency</text:p>
          </table:table-cell>
          <table:table-cell table:style-name="ce3" office:value-type="string" calcext:value-type="string">
            <text:p>$83.6094\pm0.100032$ &amp; 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$0.0225065\pm0.00376016$ &amp; </text:p>
          </table:table-cell>
          <table:table-cell table:style-name="ce3" table:number-columns-repeated="4"/>
          <table:table-cell table:number-columns-repeated="1018"/>
        </table:table-row>
        <table:table-row table:style-name="ro3">
          <table:table-cell office:value-type="string" calcext:value-type="string">
            <text:p>E/P</text:p>
          </table:table-cell>
          <table:table-cell office:value-type="string" calcext:value-type="string">
            <text:p>$0.00645824\pm0.00178966$ &amp; </text:p>
          </table:table-cell>
          <table:table-cell table:number-columns-repeated="2"/>
          <table:table-cell table:style-name="Default" table:number-columns-repeated="2"/>
          <table:table-cell table:number-columns-repeated="1017"/>
          <table:table-cell table:style-name="Default"/>
        </table:table-row>
        <table:table-row table:style-name="ro3">
          <table:table-cell office:value-type="string" calcext:value-type="string">
            <text:p>Reta</text:p>
          </table:table-cell>
          <table:table-cell office:value-type="string" calcext:value-type="string">
            <text:p>$0.00158361\pm0.000530911$ &amp; 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6"/>
          <table:table-cell table:style-name="Default"/>
        </table:table-row>
        <table:table-row table:style-name="ro3">
          <table:table-cell office:value-type="string" calcext:value-type="string">
            <text:p>Rphi</text:p>
          </table:table-cell>
          <table:table-cell table:style-name="Default" office:value-type="string" calcext:value-type="string">
            <text:p>$0.000731883\pm0.000331006$ &amp; 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6"/>
          <table:table-cell table:style-name="Default"/>
        </table:table-row>
        <table:table-row table:style-name="ro3">
          <table:table-cell office:value-type="string" calcext:value-type="string">
            <text:p>Weta2</text:p>
          </table:table-cell>
          <table:table-cell table:style-name="Default" office:value-type="string" calcext:value-type="string">
            <text:p>$0.000459026\pm0.00018739$ &amp; </text:p>
          </table:table-cell>
          <table:table-cell table:style-name="Default" table:number-columns-repeated="5"/>
          <table:table-cell table:number-columns-repeated="1016"/>
          <table:table-cell table:style-name="Default"/>
        </table:table-row>
        <table:table-row table:style-name="ro3" table:number-rows-repeated="3">
          <table:table-cell/>
          <table:table-cell table:style-name="Default" table:number-columns-repeated="6"/>
          <table:table-cell table:number-columns-repeated="1016"/>
          <table:table-cell table:style-name="Default"/>
        </table:table-row>
        <table:table-row table:style-name="ro3">
          <table:table-cell office:value-type="string" calcext:value-type="string">
            <text:p>wrongChargesTruth</text:p>
          </table:table-cell>
          <table:table-cell table:style-name="Default" office:value-type="string" calcext:value-type="string">
            <text:p>11.7885+-0.16126%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wrongElectrons</text:p>
          </table:table-cell>
          <table:table-cell table:style-name="Default" office:value-type="string" calcext:value-type="string">
            <text:p>11.4906+-0.169159%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wrongElectron2</text:p>
          </table:table-cell>
          <table:table-cell table:style-name="Default" office:value-type="string" calcext:value-type="string">
            <text:p>5.65809+-0.122551%</text:p>
          </table:table-cell>
          <table:table-cell/>
          <table:table-cell table:style-name="Default"/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4"/>
        <table:table-column table:style-name="co10" table:default-cell-style-name="ce4"/>
        <table:table-column table:style-name="co11" table:number-columns-repeated="4" table:default-cell-style-name="ce4"/>
        <table:table-column table:style-name="co6" table:number-columns-repeated="2" table:default-cell-style-name="ce4"/>
        <table:table-column table:style-name="co7" table:number-columns-repeated="2" table:default-cell-style-name="ce4"/>
        <table:table-column table:style-name="co9" table:number-columns-repeated="2" table:default-cell-style-name="ce4"/>
        <table:table-column table:style-name="co8" table:number-columns-repeated="1012" table:default-cell-style-name="ce4"/>
        <table:table-row table:style-name="ro3">
          <table:table-cell/>
          <table:table-cell office:value-type="string" calcext:value-type="string">
            <text:p>Zprime 1500</text:p>
          </table:table-cell>
          <table:table-cell office:value-type="string" calcext:value-type="string">
            <text:p>Zprime 2000</text:p>
          </table:table-cell>
          <table:table-cell office:value-type="string" calcext:value-type="string">
            <text:p>Zprime 2500</text:p>
          </table:table-cell>
          <table:table-cell office:value-type="string" calcext:value-type="string">
            <text:p>Dye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ttbar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Acceptance &amp;</text:p>
          </table:table-cell>
          <table:table-cell office:value-type="string" calcext:value-type="string">
            <text:p>$96.75\pm0.09$ &amp; </text:p>
          </table:table-cell>
          <table:table-cell table:style-name="ce5" office:value-type="string" calcext:value-type="string">
            <text:p>$97.33\pm0.08$ &amp; </text:p>
          </table:table-cell>
          <table:table-cell table:style-name="ce5" office:value-type="string" calcext:value-type="string">
            <text:p>$97.43\pm0.08$ &amp; </text:p>
          </table:table-cell>
          <table:table-cell table:style-name="ce7" office:value-type="string" calcext:value-type="string">
            <text:p>$85.9\pm0.4$ &amp; </text:p>
          </table:table-cell>
          <table:table-cell table:style-name="ce5" office:value-type="string" calcext:value-type="string">
            <text:p>$83.6\pm0.1$ &amp; </text:p>
          </table:table-cell>
          <table:table-cell table:style-name="ce5" office:value-type="string" calcext:value-type="string">
            <text:p>$99.5\pm0.02$</text:p>
          </table:table-cell>
          <table:table-cell office:value-type="string" calcext:value-type="string">
            <text:p>\\\hline</text:p>
          </table:table-cell>
          <table:table-cell table:number-columns-repeated="1013"/>
          <table:table-cell table:style-name="ce7" table:number-columns-repeated="3"/>
        </table:table-row>
        <table:table-row table:style-name="ro3">
          <table:table-cell table:style-name="ce5" office:value-type="string" calcext:value-type="string">
            <text:p>Invariant Mass &amp;</text:p>
          </table:table-cell>
          <table:table-cell office:value-type="string" calcext:value-type="string">
            <text:p>$90.7\pm0.1$ &amp; </text:p>
          </table:table-cell>
          <table:table-cell table:style-name="ce5" office:value-type="string" calcext:value-type="string">
            <text:p>$92.4\pm0.1$ &amp; </text:p>
          </table:table-cell>
          <table:table-cell table:style-name="ce5" office:value-type="string" calcext:value-type="string">
            <text:p>$93.1\pm0.1$ &amp; </text:p>
          </table:table-cell>
          <table:table-cell table:style-name="ce7" office:value-type="string" calcext:value-type="string">
            <text:p>$54.8\pm0.6$ &amp; </text:p>
          </table:table-cell>
          <table:table-cell table:style-name="ce5" office:value-type="string" calcext:value-type="string">
            <text:p>$10.70\pm0.08$ &amp; </text:p>
          </table:table-cell>
          <table:table-cell table:style-name="ce5" office:value-type="string" calcext:value-type="string">
            <text:p>$18.5\pm0.1$</text:p>
          </table:table-cell>
          <table:table-cell office:value-type="string" calcext:value-type="string">
            <text:p>\\\hline</text:p>
          </table:table-cell>
          <table:table-cell table:number-columns-repeated="1013"/>
          <table:table-cell table:style-name="ce7" table:number-columns-repeated="3"/>
        </table:table-row>
        <table:table-row table:style-name="ro3">
          <table:table-cell office:value-type="string" calcext:value-type="string">
            <text:p>$P_T$ &amp;</text:p>
          </table:table-cell>
          <table:table-cell office:value-type="string" calcext:value-type="string">
            <text:p>$84.7\pm0.2$ &amp; </text:p>
          </table:table-cell>
          <table:table-cell office:value-type="string" calcext:value-type="string">
            <text:p>$86.1\pm0.2$ &amp; </text:p>
          </table:table-cell>
          <table:table-cell office:value-type="string" calcext:value-type="string">
            <text:p>$87.2\pm0.2$ &amp; </text:p>
          </table:table-cell>
          <table:table-cell table:style-name="ce7" office:value-type="string" calcext:value-type="string">
            <text:p>$47.4\pm0.6$ &amp; </text:p>
          </table:table-cell>
          <table:table-cell office:value-type="string" calcext:value-type="string">
            <text:p>$5.24 \pm 0.05$ &amp; </text:p>
          </table:table-cell>
          <table:table-cell office:value-type="string" calcext:value-type="string">
            <text:p>$12.4\pm0.1$</text:p>
          </table:table-cell>
          <table:table-cell office:value-type="string" calcext:value-type="string">
            <text:p>\\\hline</text:p>
          </table:table-cell>
          <table:table-cell table:number-columns-repeated="1013"/>
          <table:table-cell table:style-name="ce7" table:number-columns-repeated="3"/>
        </table:table-row>
        <table:table-row table:style-name="ro3">
          <table:table-cell office:value-type="string" calcext:value-type="string">
            <text:p>Loose &amp;</text:p>
          </table:table-cell>
          <table:table-cell office:value-type="string" calcext:value-type="string">
            <text:p>$78.3\pm0.2$ &amp; </text:p>
          </table:table-cell>
          <table:table-cell table:style-name="ce7" office:value-type="string" calcext:value-type="string">
            <text:p>$79.3\pm0.2$ &amp; </text:p>
          </table:table-cell>
          <table:table-cell table:style-name="ce7" office:value-type="string" calcext:value-type="string">
            <text:p>$79.7\pm0.2$ &amp; </text:p>
          </table:table-cell>
          <table:table-cell table:style-name="ce7" office:value-type="string" calcext:value-type="string">
            <text:p>$42.0\pm0.6$ &amp; </text:p>
          </table:table-cell>
          <table:table-cell table:style-name="ce7" office:value-type="string" calcext:value-type="string">
            <text:p>$1.83\pm0.03$ &amp; </text:p>
          </table:table-cell>
          <table:table-cell table:style-name="ce7" office:value-type="string" calcext:value-type="string">
            <text:p>$0.62\pm0.02$</text:p>
          </table:table-cell>
          <table:table-cell office:value-type="string" calcext:value-type="string">
            <text:p>\\\hline</text:p>
          </table:table-cell>
          <table:table-cell table:number-columns-repeated="1013"/>
          <table:table-cell table:style-name="ce7" table:number-columns-repeated="3"/>
        </table:table-row>
        <table:table-row table:style-name="ro3">
          <table:table-cell office:value-type="string" calcext:value-type="string">
            <text:p>Medium &amp;</text:p>
          </table:table-cell>
          <table:table-cell office:value-type="string" calcext:value-type="string">
            <text:p>$74.4\pm0.2$ &amp; </text:p>
          </table:table-cell>
          <table:table-cell table:style-name="ce7" office:value-type="string" calcext:value-type="string">
            <text:p>$75.0\pm0.2$ &amp; </text:p>
          </table:table-cell>
          <table:table-cell table:style-name="ce7" office:value-type="string" calcext:value-type="string">
            <text:p>$75.7\pm0.2$ &amp; </text:p>
          </table:table-cell>
          <table:table-cell table:style-name="ce7" office:value-type="string" calcext:value-type="string">
            <text:p>$38.4\pm0.6$ &amp; </text:p>
          </table:table-cell>
          <table:table-cell table:style-name="ce7" office:value-type="string" calcext:value-type="string">
            <text:p>$1.58 \pm0.02$ &amp; </text:p>
          </table:table-cell>
          <table:table-cell table:style-name="ce7" office:value-type="string" calcext:value-type="string">
            <text:p>$0.47\pm0.02$</text:p>
          </table:table-cell>
          <table:table-cell office:value-type="string" calcext:value-type="string">
            <text:p>\\\hline</text:p>
          </table:table-cell>
          <table:table-cell table:number-columns-repeated="1013"/>
          <table:table-cell table:style-name="ce7" table:number-columns-repeated="3"/>
        </table:table-row>
        <table:table-row table:style-name="ro3">
          <table:table-cell office:value-type="string" calcext:value-type="string">
            <text:p>Tight &amp;</text:p>
          </table:table-cell>
          <table:table-cell office:value-type="string" calcext:value-type="string">
            <text:p>$65.1\pm0.2$ &amp; </text:p>
          </table:table-cell>
          <table:table-cell table:style-name="ce7" office:value-type="string" calcext:value-type="string">
            <text:p>$65.9\pm0.2$ &amp; </text:p>
          </table:table-cell>
          <table:table-cell table:style-name="ce7" office:value-type="string" calcext:value-type="string">
            <text:p>$66.3\pm0.2$ &amp; </text:p>
          </table:table-cell>
          <table:table-cell table:style-name="ce7" office:value-type="string" calcext:value-type="string">
            <text:p>$30.1\pm0.6$ &amp; </text:p>
          </table:table-cell>
          <table:table-cell table:style-name="ce7" office:value-type="string" calcext:value-type="string">
            <text:p>$1.18 \pm0.02$ &amp; </text:p>
          </table:table-cell>
          <table:table-cell table:style-name="ce7" office:value-type="string" calcext:value-type="string">
            <text:p>$0.35\pm0.02$</text:p>
          </table:table-cell>
          <table:table-cell office:value-type="string" calcext:value-type="string">
            <text:p>\\\hline</text:p>
          </table:table-cell>
          <table:table-cell table:number-columns-repeated="1013"/>
          <table:table-cell table:style-name="ce7" table:number-columns-repeated="3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style-name="ce1" office:value-type="string" calcext:value-type="string">
            <text:p>Zprime 1500</text:p>
          </table:table-cell>
          <table:table-cell table:style-name="ce1" office:value-type="string" calcext:value-type="string">
            <text:p>Zprime 2000</text:p>
          </table:table-cell>
          <table:table-cell table:style-name="ce1" office:value-type="string" calcext:value-type="string">
            <text:p>Zprime 2500</text:p>
          </table:table-cell>
          <table:table-cell table:style-name="ce1" office:value-type="string" calcext:value-type="string">
            <text:p>Dyee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ttbar</text:p>
          </table:table-cell>
          <table:table-cell table:style-name="ce1" table:number-columns-repeated="1017"/>
        </table:table-row>
        <table:table-row table:style-name="ro3">
          <table:table-cell table:style-name="ce1" office:value-type="string" calcext:value-type="string">
            <text:p>Efficiency &amp;</text:p>
          </table:table-cell>
          <table:table-cell table:style-name="ce1" office:value-type="string" calcext:value-type="string">
            <text:p>$96.75\pm0.09$ &amp; </text:p>
          </table:table-cell>
          <table:table-cell table:style-name="ce3" office:value-type="string" calcext:value-type="string">
            <text:p>$97.34\pm0.08$ &amp; </text:p>
          </table:table-cell>
          <table:table-cell table:style-name="ce3" office:value-type="string" calcext:value-type="string">
            <text:p>$97.43\pm0.08$ &amp; </text:p>
          </table:table-cell>
          <table:table-cell table:style-name="ce1"/>
          <table:table-cell table:style-name="ce3" office:value-type="string" calcext:value-type="string">
            <text:p>$83.6\pm0.1$ &amp; </text:p>
          </table:table-cell>
          <table:table-cell table:style-name="ce3" office:value-type="string" calcext:value-type="string">
            <text:p>$99.51\pm0.02$ </text:p>
          </table:table-cell>
          <table:table-cell office:value-type="string" calcext:value-type="string">
            <text:p>\\\hline</text:p>
          </table:table-cell>
          <table:table-cell table:style-name="ce1" table:number-columns-repeated="1009"/>
          <table:table-cell table:style-name="Default" table:number-columns-repeated="7"/>
        </table:table-row>
        <table:table-row table:style-name="ro3">
          <table:table-cell table:style-name="ce1" office:value-type="string" calcext:value-type="string">
            <text:p>$E_T$</text:p>
          </table:table-cell>
          <table:table-cell table:style-name="ce1" office:value-type="string" calcext:value-type="string">
            <text:p>$79.5\pm0.2$ &amp; </text:p>
          </table:table-cell>
          <table:table-cell table:style-name="ce3" office:value-type="string" calcext:value-type="string">
            <text:p>$82.9\pm0.2$ &amp; </text:p>
          </table:table-cell>
          <table:table-cell table:style-name="ce3" office:value-type="string" calcext:value-type="string">
            <text:p>$84.9\pm0.2$ &amp; </text:p>
          </table:table-cell>
          <table:table-cell table:style-name="ce1"/>
          <table:table-cell table:style-name="ce3" office:value-type="string" calcext:value-type="string">
            <text:p>$0.023\pm0.004$ &amp; </text:p>
          </table:table-cell>
          <table:table-cell table:style-name="ce3" office:value-type="string" calcext:value-type="string">
            <text:p>$0.10\pm0.01$ </text:p>
          </table:table-cell>
          <table:table-cell office:value-type="string" calcext:value-type="string">
            <text:p>\\\hline</text:p>
          </table:table-cell>
          <table:table-cell table:style-name="ce1" table:number-columns-repeated="1009"/>
          <table:table-cell table:style-name="Default" table:number-columns-repeated="7"/>
        </table:table-row>
        <table:table-row table:style-name="ro3">
          <table:table-cell table:style-name="ce1" office:value-type="string" calcext:value-type="string">
            <text:p>$E/P$ &amp;</text:p>
          </table:table-cell>
          <table:table-cell table:style-name="ce1" office:value-type="string" calcext:value-type="string">
            <text:p>$78.5\pm0.2$ &amp; </text:p>
          </table:table-cell>
          <table:table-cell table:style-name="ce1" office:value-type="string" calcext:value-type="string">
            <text:p>$82.1\pm0.2$ &amp; </text:p>
          </table:table-cell>
          <table:table-cell table:style-name="ce1" office:value-type="string" calcext:value-type="string">
            <text:p>$84.1\pm0.2$ &amp; </text:p>
          </table:table-cell>
          <table:table-cell table:style-name="ce1"/>
          <table:table-cell table:style-name="ce1" office:value-type="string" calcext:value-type="string">
            <text:p>$0.006\pm0.002$ &amp; </text:p>
          </table:table-cell>
          <table:table-cell table:style-name="ce1" office:value-type="string" calcext:value-type="string">
            <text:p>$0.012\pm0.003$ </text:p>
          </table:table-cell>
          <table:table-cell office:value-type="string" calcext:value-type="string">
            <text:p>\\\hline</text:p>
          </table:table-cell>
          <table:table-cell table:style-name="ce1" table:number-columns-repeated="1009"/>
          <table:table-cell table:style-name="Default" table:number-columns-repeated="7"/>
        </table:table-row>
        <table:table-row table:style-name="ro3">
          <table:table-cell table:style-name="ce1" office:value-type="string" calcext:value-type="string">
            <text:p>$R_{\eta}$ &amp;</text:p>
          </table:table-cell>
          <table:table-cell table:style-name="ce1" office:value-type="string" calcext:value-type="string">
            <text:p>$71.4\pm0.2$ &amp; </text:p>
          </table:table-cell>
          <table:table-cell table:style-name="ce1" office:value-type="string" calcext:value-type="string">
            <text:p>$75.0\pm0.2$ &amp; </text:p>
          </table:table-cell>
          <table:table-cell table:style-name="ce1" office:value-type="string" calcext:value-type="string">
            <text:p>$77.3\pm0.2$ &amp; </text:p>
          </table:table-cell>
          <table:table-cell table:style-name="ce1"/>
          <table:table-cell table:style-name="ce1" office:value-type="string" calcext:value-type="string">
            <text:p>$0.0016\pm0.0005$ &amp; </text:p>
          </table:table-cell>
          <table:table-cell table:style-name="ce1" office:value-type="string" calcext:value-type="string">
            <text:p>$0.002\pm0.001$ </text:p>
          </table:table-cell>
          <table:table-cell office:value-type="string" calcext:value-type="string">
            <text:p>\\\hline</text:p>
          </table:table-cell>
          <table:table-cell table:style-name="ce1" table:number-columns-repeated="1009"/>
          <table:table-cell table:style-name="Default" table:number-columns-repeated="7"/>
        </table:table-row>
        <table:table-row table:style-name="ro3">
          <table:table-cell table:style-name="ce1" office:value-type="string" calcext:value-type="string">
            <text:p>$R_{\phi}$ &amp;</text:p>
          </table:table-cell>
          <table:table-cell table:style-name="ce1" office:value-type="string" calcext:value-type="string">
            <text:p>$57.0\pm0.2$ &amp; </text:p>
          </table:table-cell>
          <table:table-cell table:style-name="Default" office:value-type="string" calcext:value-type="string">
            <text:p>$62.4\pm0.2$ &amp; </text:p>
          </table:table-cell>
          <table:table-cell table:style-name="Default" office:value-type="string" calcext:value-type="string">
            <text:p>$65.9\pm0.2$ &amp; </text:p>
          </table:table-cell>
          <table:table-cell table:style-name="ce1"/>
          <table:table-cell table:style-name="Default" office:value-type="string" calcext:value-type="string">
            <text:p>$0.0007\pm0.0003$ &amp; </text:p>
          </table:table-cell>
          <table:table-cell table:style-name="Default" office:value-type="string" calcext:value-type="string">
            <text:p>$0.002\pm0.001$ </text:p>
          </table:table-cell>
          <table:table-cell office:value-type="string" calcext:value-type="string">
            <text:p>\\\hline</text:p>
          </table:table-cell>
          <table:table-cell table:style-name="ce1" table:number-columns-repeated="1009"/>
          <table:table-cell table:style-name="Default" table:number-columns-repeated="7"/>
        </table:table-row>
        <table:table-row table:style-name="ro3">
          <table:table-cell table:style-name="ce1" office:value-type="string" calcext:value-type="string">
            <text:p>$W_{\eta^2}$ &amp;</text:p>
          </table:table-cell>
          <table:table-cell table:style-name="ce1" office:value-type="string" calcext:value-type="string">
            <text:p>$54.5\pm0.2$ &amp; </text:p>
          </table:table-cell>
          <table:table-cell table:style-name="Default" office:value-type="string" calcext:value-type="string">
            <text:p>$60.2\pm0.2$ &amp; </text:p>
          </table:table-cell>
          <table:table-cell table:style-name="Default" office:value-type="string" calcext:value-type="string">
            <text:p>$63.6\pm0.2$ &amp; </text:p>
          </table:table-cell>
          <table:table-cell table:style-name="ce1"/>
          <table:table-cell table:style-name="Default" office:value-type="string" calcext:value-type="string">
            <text:p>$0.0005\pm0.0002$ &amp; </text:p>
          </table:table-cell>
          <table:table-cell table:style-name="Default" office:value-type="string" calcext:value-type="string">
            <text:p>$0.002\pm0.001$ </text:p>
          </table:table-cell>
          <table:table-cell office:value-type="string" calcext:value-type="string">
            <text:p>\\\hline</text:p>
          </table:table-cell>
          <table:table-cell table:style-name="ce1" table:number-columns-repeated="1013"/>
          <table:table-cell table:style-name="Default" table:number-columns-repeated="3"/>
        </table:table-row>
        <table:table-row table:style-name="ro3">
          <table:table-cell table:style-name="ce6" table:number-columns-repeated="2"/>
          <table:table-cell/>
          <table:table-cell table:style-name="ce6" table:number-columns-repeated="4"/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6"/>
          <table:table-cell/>
          <table:table-cell table:style-name="ce6"/>
          <table:table-cell/>
          <table:table-cell table:style-name="ce6" table:number-columns-repeated="7"/>
          <table:table-cell table:number-columns-repeated="1013"/>
        </table:table-row>
        <table:table-row table:style-name="ro3" table:number-rows-repeated="2">
          <table:table-cell table:style-name="ce6" table:number-columns-repeated="11"/>
          <table:table-cell table:number-columns-repeated="1013"/>
        </table:table-row>
        <table:table-row table:style-name="ro3">
          <table:table-cell table:number-columns-repeated="7"/>
          <table:table-cell table:style-name="ce7" table:number-columns-repeated="4"/>
          <table:table-cell table:number-columns-repeated="1013"/>
        </table:table-row>
        <table:table-row table:style-name="ro3" table:number-rows-repeated="3">
          <table:table-cell table:number-columns-repeated="3"/>
          <table:table-cell table:style-name="ce7" table:number-columns-repeated="2"/>
          <table:table-cell table:number-columns-repeated="2"/>
          <table:table-cell table:style-name="ce7" table:number-columns-repeated="5"/>
          <table:table-cell table:number-columns-repeated="1012"/>
        </table:table-row>
        <table:table-row table:style-name="ro3" table:number-rows-repeated="3">
          <table:table-cell/>
          <table:table-cell table:style-name="ce7" table:number-columns-repeated="4"/>
          <table:table-cell table:number-columns-repeated="2"/>
          <table:table-cell table:style-name="ce7" table:number-columns-repeated="5"/>
          <table:table-cell table:number-columns-repeated="1012"/>
        </table:table-row>
        <table:table-row table:style-name="ro3">
          <table:table-cell/>
          <table:table-cell table:style-name="ce7" table:number-columns-repeated="4"/>
          <table:table-cell table:number-columns-repeated="1019"/>
        </table:table-row>
        <table:table-row table:style-name="ro3" table:number-rows-repeated="2">
          <table:table-cell/>
          <table:table-cell table:style-name="ce7" table:number-columns-repeated="2"/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2:46:34.272487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Hayes</meta:initial-creator>
    <meta:creation-date>2017-02-15T12:20:36</meta:creation-date>
    <dc:date>2017-03-06T13:13:55.100827675</dc:date>
    <meta:generator>LibreOffice/5.1.6.2$Linux_X86_64 LibreOffice_project/10m0$Build-2</meta:generator>
    <meta:editing-duration>P1DT4H4M53S</meta:editing-duration>
    <meta:editing-cycles>65</meta:editing-cycles>
    <meta:document-statistic meta:table-count="3" meta:cell-count="2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